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3E000000A196F917E9.svm" manifest:media-type=""/>
  <manifest:file-entry manifest:full-path="Pictures/2000000100000196000000D88048B7F8.svm" manifest:media-type=""/>
  <manifest:file-entry manifest:full-path="Pictures/200000010000015700000179C7C844E6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D1000001759D1C6575.svm" manifest:media-type=""/>
  <manifest:file-entry manifest:full-path="Pictures/200000020000030400000128D26A4FE4.eps" manifest:media-type=""/>
  <manifest:file-entry manifest:full-path="Pictures/20000001000001570000012D05F98AF2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170000000D43374DA9B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8.611cm" svg:height="3.301cm" svg:x="2.051cm" svg:y="0.7cm">
          <draw:image xlink:href="Pictures/200000020000030400000128D26A4FE4.eps" xlink:type="simple" xlink:show="embed" xlink:actuate="onLoad">
            <text:p/>
          </draw:image>
          <draw:glue-point draw:id="4" svg:x="-2.382cm" svg:y="-4.15cm"/>
          <draw:glue-point draw:id="5" svg:x="-2.096cm" svg:y="-2.117cm"/>
          <draw:glue-point draw:id="6" svg:x="-4.371cm" svg:y="-4.15cm"/>
          <draw:glue-point draw:id="7" svg:x="-4.085cm" svg:y="-2.305cm"/>
          <draw:glue-point draw:id="8" svg:x="-4.559cm" svg:y="-4.035cm"/>
        </draw:frame>
        <draw:frame draw:style-name="gr2" draw:text-style-name="P1" draw:layer="layout" svg:width="0.739cm" svg:height="0.365cm" svg:x="9.593cm" svg:y="0.33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9.152cm" svg:y="1.33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9.142cm" svg:y="3.17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10.395cm" svg:y="3.172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335cm" svg:height="0.258cm" svg:x="7.886cm" svg:y="2.735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38cm" svg:height="0.192cm" svg:x="8.981cm" svg:y="2.493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335cm" svg:height="0.258cm" svg:x="1.795cm" svg:y="2.848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446cm" svg:height="0.355cm" svg:x="2.681cm" svg:y="3.203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3.463cm" svg:y="3.20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72cm" svg:height="0.258cm" svg:x="5.112cm" svg:y="2.1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446cm" svg:x="4.261cm" svg:y="3.112cm">
          <draw:image xlink:href="Pictures/20000001000001D1000001759D1C6575.svm" xlink:type="simple" xlink:show="embed" xlink:actuate="onLoad">
            <text:p/>
          </draw:image>
        </draw:frame>
        <draw:frame draw:style-name="gr10" draw:text-style-name="P1" draw:layer="layout" svg:width="0.486cm" svg:height="0.258cm" svg:x="4.257cm" svg:y="2.225cm">
          <draw:image xlink:href="Pictures/2000000100000196000000D88048B7F8.svm" xlink:type="simple" xlink:show="embed" xlink:actuate="onLoad">
            <text:p/>
          </draw:image>
        </draw:frame>
        <draw:frame draw:style-name="gr11" draw:text-style-name="P1" draw:layer="layout" svg:width="1.014cm" svg:height="0.274cm" svg:x="5.619cm" svg:y="3.058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2" draw:layer="layout" svg:width="0.937cm" svg:height="0.911cm" svg:x="11.322cm" svg:y="0.55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cm" svg:height="0.911cm" svg:x="0.813cm" svg:y="0.55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3" draw:text-style-name="P1" draw:layer="layout" svg:width="0.406cm" svg:height="0.253cm" svg:x="10.713cm" svg:y="2.675cm">
          <draw:image xlink:href="Pictures/2000000100000153000000D433F21394.svm" xlink:type="simple" xlink:show="embed" xlink:actuate="onLoad">
            <text:p/>
          </draw:image>
        </draw:frame>
        <draw:frame draw:style-name="gr12" draw:layer="layout" svg:width="0.748cm" svg:height="0.725cm" svg:x="4.126cm" svg:y="1.673cm">
          <draw:text-box>
            <text:p>+</text:p>
          </draw:text-box>
        </draw:frame>
        <draw:frame draw:style-name="gr12" draw:layer="layout" svg:width="0.642cm" svg:height="0.725cm" svg:x="4.179cm" svg:y="2.276cm">
          <draw:text-box>
            <text:p>-</text:p>
          </draw:text-box>
        </draw:frame>
        <draw:frame draw:style-name="gr13" draw:text-style-name="P1" draw:layer="layout" svg:width="0.406cm" svg:height="0.253cm" svg:x="5.27cm" svg:y="2.681cm">
          <draw:image xlink:href="Pictures/2000000100000153000000D433F21394.svm" xlink:type="simple" xlink:show="embed" xlink:actuate="onLoad">
            <text:p/>
          </draw:image>
        </draw:frame>
        <draw:frame draw:style-name="gr14" draw:text-style-name="P1" draw:layer="layout" svg:width="0.44cm" svg:height="0.253cm" svg:x="3.323cm" svg:y="1.557cm">
          <draw:image xlink:href="Pictures/2000000100000170000000D43374DA9B.svm" xlink:type="simple" xlink:show="embed" xlink:actuate="onLoad">
            <text:p/>
          </draw:image>
        </draw:frame>
        <draw:connector draw:style-name="gr15" draw:text-style-name="P1" draw:layer="layout" draw:line-skew="1.443cm" svg:x1="4.305cm" svg:y1="0.981cm" svg:x2="4.552cm" svg:y2="1.652cm" draw:start-shape="id1" draw:start-glue-point="4" draw:end-shape="id1" draw:end-glue-point="5" svg:d="m4305 981v662h247v9">
          <text:p/>
        </draw:connector>
        <draw:connector draw:style-name="gr15" draw:text-style-name="P1" draw:layer="layout" draw:line-skew="1.243cm 0.879cm" svg:x1="2.431cm" svg:y1="1.019cm" svg:x2="2.839cm" svg:y2="1.59cm" draw:start-shape="id1" draw:start-glue-point="8" draw:end-shape="id1" draw:end-glue-point="7" svg:d="m2431 1019v424h-1v147h409">
          <text:p/>
        </draw:connector>
        <draw:frame draw:style-name="gr16" draw:text-style-name="P1" draw:layer="layout" svg:width="0.41cm" svg:height="0.36cm" svg:x="4.104cm" svg:y="0.569cm">
          <draw:image xlink:href="Pictures/20000001000001570000012D05F98AF2.svm" xlink:type="simple" xlink:show="embed" xlink:actuate="onLoad">
            <text:p/>
          </draw:image>
        </draw:frame>
        <draw:frame draw:style-name="gr17" draw:text-style-name="P1" draw:layer="layout" svg:width="0.41cm" svg:height="0.451cm" svg:x="2.26cm" svg:y="0.534cm">
          <draw:image xlink:href="Pictures/200000010000015700000179C7C844E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9T17:32:35</meta:creation-date>
    <meta:editing-duration>PT37M18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7-20T13:04:33</dc:date>
    <dc:creator>kkk </dc:creator>
    <meta:document-statistic meta:object-count="25"/>
    <meta:template xlink:type="simple" xlink:actuate="onRequest" xlink:title="kkkFigures" xlink:href="../../../../../.libreoffice/3/user/template/kkkFigures.otg" meta:date="2014-07-19T17:32:34"/>
  </office:meta>
</office:document-meta>
</file>